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83d8" officeooo:paragraph-rsid="000b83d8" style:font-size-asian="12.25pt" style:font-size-complex="14pt"/>
    </style:style>
    <style:style style:name="P2" style:family="paragraph" style:parent-style-name="Standard">
      <style:text-properties fo:font-size="14pt" officeooo:rsid="000dfce8" officeooo:paragraph-rsid="000dfce8" style:font-size-asian="12.25pt" style:font-size-complex="14pt"/>
    </style:style>
    <style:style style:name="P3" style:family="paragraph" style:parent-style-name="Standard">
      <style:text-properties fo:font-size="14pt" officeooo:rsid="000dfce8" officeooo:paragraph-rsid="000fa481" style:font-size-asian="12.25pt" style:font-size-complex="14pt"/>
    </style:style>
    <style:style style:name="P4" style:family="paragraph" style:parent-style-name="Standard">
      <style:text-properties fo:font-size="14pt" officeooo:rsid="000dfce8" officeooo:paragraph-rsid="0010f837" style:font-size-asian="12.25pt" style:font-size-complex="14pt"/>
    </style:style>
    <style:style style:name="P5" style:family="paragraph" style:parent-style-name="Standard">
      <style:text-properties fo:font-size="14pt" officeooo:rsid="000dfce8" officeooo:paragraph-rsid="00132ee2" style:font-size-asian="12.25pt" style:font-size-complex="14pt"/>
    </style:style>
    <style:style style:name="P6" style:family="paragraph" style:parent-style-name="Standard">
      <style:text-properties fo:font-size="14pt" officeooo:rsid="000dfce8" officeooo:paragraph-rsid="001311ff" style:font-size-asian="12.25pt" style:font-size-complex="14pt"/>
    </style:style>
    <style:style style:name="P7" style:family="paragraph" style:parent-style-name="Standard">
      <style:text-properties fo:font-size="14pt" officeooo:rsid="000ef0b3" officeooo:paragraph-rsid="000ef0b3" style:font-size-asian="12.25pt" style:font-size-complex="14pt"/>
    </style:style>
    <style:style style:name="P8" style:family="paragraph" style:parent-style-name="Standard">
      <style:text-properties fo:font-size="14pt" officeooo:rsid="000f034e" officeooo:paragraph-rsid="000f034e" style:font-size-asian="12.25pt" style:font-size-complex="14pt"/>
    </style:style>
    <style:style style:name="P9" style:family="paragraph" style:parent-style-name="Standard">
      <style:text-properties fo:font-size="14pt" officeooo:rsid="000f034e" officeooo:paragraph-rsid="000fa481" style:font-size-asian="12.25pt" style:font-size-complex="14pt"/>
    </style:style>
    <style:style style:name="P10" style:family="paragraph" style:parent-style-name="Standard">
      <style:text-properties fo:font-size="14pt" officeooo:rsid="000f034e" officeooo:paragraph-rsid="001c7135" style:font-size-asian="12.25pt" style:font-size-complex="14pt"/>
    </style:style>
    <style:style style:name="P11" style:family="paragraph" style:parent-style-name="Standard">
      <style:text-properties fo:font-size="14pt" officeooo:rsid="0010fa4d" officeooo:paragraph-rsid="0010fa4d" style:font-size-asian="12.25pt" style:font-size-complex="14pt"/>
    </style:style>
    <style:style style:name="P12" style:family="paragraph" style:parent-style-name="Standard">
      <style:text-properties fo:font-size="14pt" officeooo:rsid="001311ff" officeooo:paragraph-rsid="001311ff" style:font-size-asian="12.25pt" style:font-size-complex="14pt"/>
    </style:style>
    <style:style style:name="P13" style:family="paragraph" style:parent-style-name="Standard">
      <style:text-properties fo:font-size="14pt" officeooo:rsid="00132ee2" officeooo:paragraph-rsid="00132ee2" style:font-size-asian="12.25pt" style:font-size-complex="14pt"/>
    </style:style>
    <style:style style:name="P14" style:family="paragraph" style:parent-style-name="Standard">
      <style:text-properties fo:font-size="14pt" officeooo:rsid="000bcb88" officeooo:paragraph-rsid="000fa481" style:font-size-asian="12.25pt" style:font-size-complex="14pt"/>
    </style:style>
    <style:style style:name="P15" style:family="paragraph" style:parent-style-name="Standard">
      <style:text-properties fo:font-size="14pt" officeooo:rsid="0019022e" officeooo:paragraph-rsid="0019022e" style:font-size-asian="12.25pt" style:font-size-complex="14pt"/>
    </style:style>
    <style:style style:name="P16" style:family="paragraph" style:parent-style-name="Standard">
      <style:text-properties fo:font-size="14pt" officeooo:rsid="001f8a99" officeooo:paragraph-rsid="001facdb" style:font-size-asian="12.25pt" style:font-size-complex="14pt"/>
    </style:style>
    <style:style style:name="P17" style:family="paragraph" style:parent-style-name="Standard">
      <style:text-properties fo:font-size="14pt" officeooo:rsid="001f8a99" officeooo:paragraph-rsid="00218c63" style:font-size-asian="12.25pt" style:font-size-complex="14pt"/>
    </style:style>
    <style:style style:name="P18" style:family="paragraph" style:parent-style-name="Standard">
      <style:text-properties fo:font-size="14pt" officeooo:rsid="001facdb" officeooo:paragraph-rsid="000fa481" style:font-size-asian="12.25pt" style:font-size-complex="14pt"/>
    </style:style>
    <style:style style:name="P19" style:family="paragraph" style:parent-style-name="Standard">
      <style:text-properties officeooo:paragraph-rsid="00132ee2"/>
    </style:style>
    <style:style style:name="P20" style:family="paragraph" style:parent-style-name="Text_20_body">
      <style:text-properties fo:font-size="14pt" officeooo:rsid="00153a4e" officeooo:paragraph-rsid="00153a4e" style:font-size-asian="12.25pt" style:font-size-complex="14pt"/>
    </style:style>
    <style:style style:name="P21" style:family="paragraph" style:parent-style-name="Text_20_body">
      <style:text-properties fo:font-size="14pt" officeooo:rsid="00153a4e" officeooo:paragraph-rsid="001bf11c" style:font-size-asian="12.25pt" style:font-size-complex="14pt"/>
    </style:style>
    <style:style style:name="P22" style:family="paragraph" style:parent-style-name="Text_20_body">
      <style:text-properties fo:font-size="14pt" officeooo:rsid="00153a4e" officeooo:paragraph-rsid="001e2857" style:font-size-asian="12.25pt" style:font-size-complex="14pt"/>
    </style:style>
    <style:style style:name="P23" style:family="paragraph" style:parent-style-name="Text_20_body">
      <style:text-properties fo:font-size="14pt" officeooo:rsid="001afc01" officeooo:paragraph-rsid="001afc01" style:font-size-asian="12.25pt" style:font-size-complex="14pt"/>
    </style:style>
    <style:style style:name="P24" style:family="paragraph" style:parent-style-name="Text_20_body">
      <style:text-properties fo:font-size="14pt" officeooo:rsid="001afc01" officeooo:paragraph-rsid="001e2857" style:font-size-asian="12.25pt" style:font-size-complex="14pt"/>
    </style:style>
    <style:style style:name="P25" style:family="paragraph" style:parent-style-name="Text_20_body">
      <style:text-properties fo:font-size="14pt" officeooo:rsid="001afc01" officeooo:paragraph-rsid="00218c63" style:font-size-asian="12.25pt" style:font-size-complex="14pt"/>
    </style:style>
    <style:style style:name="P26" style:family="paragraph" style:parent-style-name="Text_20_body">
      <style:text-properties fo:font-size="14pt" officeooo:rsid="001bf11c" officeooo:paragraph-rsid="001bf11c" style:font-size-asian="12.25pt" style:font-size-complex="14pt"/>
    </style:style>
    <style:style style:name="P27" style:family="paragraph" style:parent-style-name="Text_20_body">
      <style:text-properties fo:font-size="14pt" officeooo:rsid="001bf11c" officeooo:paragraph-rsid="00245858" style:font-size-asian="12.25pt" style:font-size-complex="14pt"/>
    </style:style>
    <style:style style:name="P28" style:family="paragraph" style:parent-style-name="Text_20_body">
      <style:text-properties fo:font-size="14pt" officeooo:rsid="001e2857" officeooo:paragraph-rsid="001e2857" style:font-size-asian="12.25pt" style:font-size-complex="14pt"/>
    </style:style>
    <style:style style:name="P29" style:family="paragraph" style:parent-style-name="Text_20_body">
      <style:text-properties fo:font-size="14pt" officeooo:rsid="000f034e" officeooo:paragraph-rsid="00218c63" style:font-size-asian="12.25pt" style:font-size-complex="14pt"/>
    </style:style>
    <style:style style:name="P30" style:family="paragraph" style:parent-style-name="Text_20_body">
      <style:text-properties fo:font-size="14pt" officeooo:rsid="001c7135" officeooo:paragraph-rsid="0024c0cd" style:font-size-asian="12.25pt" style:font-size-complex="14pt"/>
    </style:style>
    <style:style style:name="P31" style:family="paragraph" style:parent-style-name="Text_20_body">
      <style:text-properties fo:font-size="14pt" officeooo:rsid="00230dd1" officeooo:paragraph-rsid="0024c0cd" style:font-size-asian="12.25pt" style:font-size-complex="14pt"/>
    </style:style>
    <style:style style:name="P32" style:family="paragraph" style:parent-style-name="Text_20_body">
      <style:text-properties fo:font-size="14pt" officeooo:rsid="00245858" officeooo:paragraph-rsid="0024c0cd" style:font-size-asian="12.25pt" style:font-size-complex="14pt"/>
    </style:style>
    <style:style style:name="P33" style:family="paragraph" style:parent-style-name="Text_20_body">
      <style:text-properties fo:font-size="14pt" officeooo:rsid="0024c0cd" officeooo:paragraph-rsid="0024c0cd" style:font-size-asian="12.25pt" style:font-size-complex="14pt"/>
    </style:style>
    <style:style style:name="P34" style:family="paragraph" style:parent-style-name="Standard">
      <style:text-properties fo:font-size="14pt" officeooo:rsid="00276ef7" officeooo:paragraph-rsid="00276ef7" style:font-size-asian="12.25pt" style:font-size-complex="14pt"/>
    </style:style>
    <style:style style:name="P35" style:family="paragraph" style:parent-style-name="Standard">
      <style:text-properties fo:font-size="14pt" officeooo:rsid="002a49f1" officeooo:paragraph-rsid="002a49f1" style:font-size-asian="12.25pt" style:font-size-complex="14pt"/>
    </style:style>
    <style:style style:name="P36" style:family="paragraph" style:parent-style-name="Text_20_body">
      <style:text-properties fo:font-size="14pt" officeooo:rsid="001afc01" officeooo:paragraph-rsid="0024c0cd" style:font-size-asian="12.25pt" style:font-size-complex="14pt"/>
    </style:style>
    <style:style style:name="P37" style:family="paragraph" style:parent-style-name="Text_20_body">
      <style:text-properties fo:font-size="14pt" officeooo:rsid="0028ee7b" officeooo:paragraph-rsid="0028ee7b" style:font-size-asian="12.25pt" style:font-size-complex="14pt"/>
    </style:style>
    <style:style style:name="P38" style:family="paragraph" style:parent-style-name="Text_20_body">
      <style:text-properties fo:font-size="14pt" officeooo:rsid="0024c0cd" officeooo:paragraph-rsid="002a49f1" style:font-size-asian="12.25pt" style:font-size-complex="14pt"/>
    </style:style>
    <style:style style:name="P39" style:family="paragraph" style:parent-style-name="Text_20_body">
      <style:text-properties fo:font-size="14pt" officeooo:rsid="00153a4e" officeooo:paragraph-rsid="00153a4e" style:font-size-asian="12.25pt" style:font-size-complex="14pt"/>
    </style:style>
    <style:style style:name="P40" style:family="paragraph" style:parent-style-name="Text_20_body">
      <style:text-properties fo:font-size="14pt" officeooo:rsid="001a8d07" officeooo:paragraph-rsid="002a4aae" style:font-size-asian="12.25pt" style:font-size-complex="14pt"/>
    </style:style>
    <style:style style:name="P41" style:family="paragraph" style:parent-style-name="Text_20_body">
      <style:text-properties fo:font-size="14pt" officeooo:rsid="001a8d07" officeooo:paragraph-rsid="002c038d" style:font-size-asian="12.25pt" style:font-size-complex="14pt"/>
    </style:style>
    <style:style style:name="P42" style:family="paragraph" style:parent-style-name="Text_20_body">
      <style:text-properties fo:font-size="14pt" officeooo:rsid="002a4aae" officeooo:paragraph-rsid="002a4aae" style:font-size-asian="12.25pt" style:font-size-complex="14pt"/>
    </style:style>
    <style:style style:name="T1" style:family="text">
      <style:text-properties officeooo:rsid="000f034e"/>
    </style:style>
    <style:style style:name="T2" style:family="text">
      <style:text-properties officeooo:rsid="000fa481"/>
    </style:style>
    <style:style style:name="T3" style:family="text">
      <style:text-properties officeooo:rsid="00124fc7"/>
    </style:style>
    <style:style style:name="T4" style:family="text">
      <style:text-properties fo:font-weight="bold" officeooo:rsid="00132e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afc01"/>
    </style:style>
    <style:style style:name="T7" style:family="text">
      <style:text-properties officeooo:rsid="00132ee2"/>
    </style:style>
    <style:style style:name="T8" style:family="text">
      <style:text-properties officeooo:rsid="001c7135"/>
    </style:style>
    <style:style style:name="T9" style:family="text">
      <style:text-properties officeooo:rsid="001e2857"/>
    </style:style>
    <style:style style:name="T10" style:family="text">
      <style:text-properties officeooo:rsid="00218c63"/>
    </style:style>
    <style:style style:name="T11" style:family="text">
      <style:text-properties officeooo:rsid="00245858"/>
    </style:style>
    <style:style style:name="T12" style:family="text">
      <style:text-properties officeooo:rsid="0024c0cd"/>
    </style:style>
    <style:style style:name="T13" style:family="text">
      <style:text-properties officeooo:rsid="002665d3"/>
    </style:style>
    <style:style style:name="T14" style:family="text">
      <style:text-properties officeooo:rsid="00276ef7"/>
    </style:style>
    <style:style style:name="T15" style:family="text">
      <style:text-properties officeooo:rsid="000dfce8"/>
    </style:style>
    <style:style style:name="T16" style:family="text">
      <style:text-properties officeooo:rsid="002850be"/>
    </style:style>
    <style:style style:name="T17" style:family="text">
      <style:text-properties officeooo:rsid="002a49f1"/>
    </style:style>
    <style:style style:name="T18" style:family="text">
      <style:text-properties officeooo:rsid="002a4aae"/>
    </style:style>
    <style:style style:name="T19" style:family="text">
      <style:text-properties officeooo:rsid="002aea8a"/>
    </style:style>
    <style:style style:name="T20" style:family="text">
      <style:text-properties officeooo:rsid="002c0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tto foto apertura</text:p>
      <text:p text:style-name="P18"><text:s/></text:p>
      <text:p text:style-name="P14"/>
      <text:p text:style-name="P17">Al Camping Punta Indiani, direttamente in riva al Lago di Caldonazzo, nel cuore della Valsugana, i veri campeggiatori <text:s/><text:span text:style-name="T10">trovano</text:span> lo spirito originale del <text:span text:style-name="T10">campeggio:</text:span></text:p>
      <text:p text:style-name="P17">familiare, autentico, essenziale, <text:span text:style-name="T10">l'emozione di una vera vacanza per tutti nella natura del Trentino. More info about us</text:span></text:p>
      <text:p text:style-name="P17"/>
      <text:p text:style-name="P25">Il campeggio <text:span text:style-name="T10">occupa la penisola di Punta Indiani e </text:span>si affaccia sul lago <text:span text:style-name="T10">di Caldonazzo </text:span>con 400 metri di spiaggia privata <text:s/><text:span text:style-name="T8">riservata ai nostri ospiti.</text:span></text:p>
      <text:p text:style-name="P29">Le piazzole sono 115 , <text:span text:style-name="T10">su una superficie di 15.000mq, </text:span><text:s/>tutte accessibili a camper, roulottes e tende, <text:s/>sono erbose e ombreggiate da grandi alberi.</text:p>
      <text:p text:style-name="P32">Tutte le piazzole sono dotate di allacciamento alla rete elettrica, tutto il campeggio <text:s text:c="2"/>è coperto da rete wi-fi.</text:p>
      <text:p text:style-name="P31">Il campeggio <text:s/><text:span text:style-name="T11">offre tre tipologie di piazzole, per soddisfare i diversi gusti ed esigenze,</text:span></text:p>
      <text:p text:style-name="P33">Nelle piazzole “Relax” si può portare il proprio cane. <text:span text:style-name="T13">Non è invece possibile portare i cani nella zona sul lago.</text:span></text:p>
      <text:p text:style-name="P36"><text:span text:style-name="T9">Abbiamo due blocchi servizi, <text:s text:c="2"/>con <text:s/>acqua calda corrente gratuita, locale per lavare stoviglie e panni, <text:s/>sanitari e docce calde 24 ore su 24. A disposizione inoltre </text:span><text:span text:style-name="T4">bagno per disabili, lavatrici ed asciugatrici</text:span><text:span text:style-name="T7">, <text:s/>due wc chimici.</text:span></text:p>
      <text:p text:style-name="P42">Ci un sono parco giochi per bambini, un campetto da green-volley/volano, un tavolo da ping-pong.</text:p>
      <text:p text:style-name="P37">Nel campeggio si possono acquistare vini Trentini, <text:s/>bibite e gelati, <text:span text:style-name="T12">Il </text:span>M<text:span text:style-name="T12">arket del paese </text:span>offre prodotti tipici genuini e convenienti <text:span text:style-name="T18">e </text:span>dista<text:span text:style-name="T12"> 50 metri dal campeggio, nelle immediate vicinanze <text:s/>si trovano <text:s/>anche </text:span>la fermata del bus,<text:span text:style-name="T12"> bar e ristoranti.</text:span></text:p>
      <text:p text:style-name="P38"/>
      <text:p text:style-name="P30"><text:s/></text:p>
      <text:p text:style-name="P16"><text:s/></text:p>
      <text:p text:style-name="P14"/>
      <text:p text:style-name="P15">Sotto seconda foto?</text:p>
      <text:p text:style-name="P11">Condividi una nuova dimensione di vacanza con la tua famiglia, i tuoi amici o con la tua metà <text:span text:style-name="T3">e se hai un amico a 4 zampe...porta anche lui.</text:span></text:p>
      <text:p text:style-name="P12"/>
      <text:p text:style-name="P6"><text:s/></text:p>
      <text:p text:style-name="P20"><text:s/></text:p>
      <text:p text:style-name="P20"/>
      <text:p text:style-name="P20"><text:soft-page-break/></text:p>
      <text:p text:style-name="P20"/>
      <text:p text:style-name="P20"><text:s text:c="2"/><text:span text:style-name="T13">con piazzole</text:span></text:p>
      <text:p text:style-name="P41">Abbiamo scelto di <text:span text:style-name="T20">preservare le caratteristiche naturali di Punta indiani, <text:s/></text:span><text:s/><text:span text:style-name="T20">il campeggio è <text:s/>adattato</text:span> <text:span text:style-name="T20">a</text:span>ll'ambiente <text:span text:style-name="T13">naturale </text:span>originario, perciò le piazzole hanno caratteristiche uniche, variano per posizionamento e dimensioni, <text:span text:style-name="T6">seguendo la naturale conformazione del terreno.</text:span> <text:s text:c="2"/></text:p>
      <text:p text:style-name="P40"><text:span text:style-name="T15">Le piazzole <text:s/>“spiaggia” e “lago” si affacciano su spiaggia e lago, mentre le piazzole <text:s/>“relax” sono <text:s/>posizionate su un <text:s/>prato <text:s/>a terrazze fra gli alberi, sono ampie e adatte per gruppi di amici, famiglie numerose, per chi ama la privacy ed il relax, qui si può soggiornare con il proprio cane.</text:span></text:p>
      <text:p text:style-name="P28"><text:span text:style-name="T20">La maggior parte</text:span> <text:span text:style-name="T20">del</text:span>le piazzole <text:s/>“<text:span text:style-name="T14">spiaggia” e alcune piazzole “lago”</text:span> hanno il <text:s/>parcheggio auto fuori piazzola, nelle piazzole “<text:span text:style-name="T14">relax”</text:span>, più ampie, è previsto il parcheggio auto in piazzola.</text:p>
      <text:p text:style-name="P10">Tutte le piazzole <text:s/>dispongono di collegamento elettrico <text:span text:style-name="T8">a <text:s/>norme CEE</text:span> (4 Ampere) <text:span text:style-name="T19">e sono coperte da rete WI-FI.</text:span></text:p>
      <text:p text:style-name="P34">Tutte le tipologie di piazzola sono prenotabili: <text:span text:style-name="T17">se desiderate una piazzola vicino ai vostri amici, un posto particolarmente ampio o ombreggiato o vicino al parco giochi o ai servizi specificatelo nelle “note” e</text:span> faremo del nostro meglio per <text:s/><text:span text:style-name="T17">riservarvi la piazzola più adatta.</text:span></text:p>
      <text:p text:style-name="P34"/>
      <text:p text:style-name="P34"/>
      <text:p text:style-name="P34"/>
      <text:p text:style-name="P35"/>
      <text:p text:style-name="P24"><text:s/></text:p>
      <text:p text:style-name="P22"><text:s/></text:p>
      <text:p text:style-name="P28">Collegamenti</text:p>
      <text:p text:style-name="P26">Fermata autobus</text:p>
      <text:p text:style-name="P27"><text:span text:style-name="T11">L'Amico Treno:</text:span> <text:s/><text:span text:style-name="T11">I</text:span>l trenino della Valsugana che collega <text:span text:style-name="T5">Trento e Venezia</text:span> durante le <text:span text:style-name="T5">ore diurne</text:span>, <text:s text:c="2"/>un piccolo treno turistico <text:span text:style-name="T8">e moderno,</text:span> di due vagoni, che <text:span text:style-name="T8">attraversa il campeggio in pochi secondi senza creare disturbo, <text:s/>ricordi diverte i bambini, ultimo treno, viaggio a venezia</text:span></text:p>
      <text:p text:style-name="P21"/>
      <text:p text:style-name="P23"/>
      <text:p text:style-name="P4"><text:soft-page-break/></text:p>
      <text:p text:style-name="P12">Piazzola <text:s/>sul Lago <text:s/>(Piazzola A)</text:p>
      <text:p text:style-name="P12"/>
      <text:p text:style-name="P19"><text:s/></text:p>
      <text:p text:style-name="Text_20_body">6 persone</text:p>
      <text:p text:style-name="Text_20_body">1&gt; parcheggio</text:p>
      <text:p text:style-name="Text_20_body"><text:span text:style-name="Strong_20_Emphasis">Elettricità:</text:span> 6 Ampere.<text:line-break/><text:span text:style-name="Strong_20_Emphasis">Posti Camper / Caravan / Tenda:</text:span> 1.<text:line-break/><text:span text:style-name="Strong_20_Emphasis">Dimensione:</text:span> 70/80 mq.</text:p>
      <text:p text:style-name="P13"/>
      <text:p text:style-name="P13"/>
      <text:p text:style-name="Text_20_body"><text:s text:c="2"/></text:p>
      <text:p text:style-name="P5"/>
      <text:p text:style-name="P3"/>
      <text:p text:style-name="P3"/>
      <text:p text:style-name="P3"/>
      <text:p text:style-name="P3"/>
      <text:p text:style-name="P3"/>
      <text:p text:style-name="P9"><text:s/>il Lago di Caldonazzo è la tua splendida piscina naturale, per nuotare e praticare gli sport che preferisci già a maggio fino a tutto settembre</text:p>
      <text:p text:style-name="P2"/>
      <text:p text:style-name="P7">L'animazione è fare amicizia con i vicini e i bambini giocano insieme nel campeggio in sicurezza, senza bisogno di miniclub</text:p>
      <text:p text:style-name="P7"/>
      <text:p text:style-name="P8">Il Market è <text:s/><text:span text:style-name="T2">il vicino negozio</text:span> <text:s/><text:span text:style-name="T2">del paese</text:span>, dove si trovano prodotti tipici Trentini genuini e convenienti</text:p>
      <text:p text:style-name="P2"/>
      <text:p text:style-name="P7">La vicina ciclabile della Valsugana e i sentieri nei dintorni sono la miglior palestra per tenersi in forma nel verde e scoprire luoghi sempre diversi e suggestivi</text:p>
      <text:p text:style-name="P7"/>
      <text:p text:style-name="P8">Le montagne del Lagorai e gli Altipiani <text:s text:c="2"/>sono il paradiso di escursionisti e mountainbikers, per esperienze a panorami da ricordare</text:p>
      <text:p text:style-name="P8"/>
      <text:p text:style-name="P3"><text:s/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36:08.138210733</meta:creation-date>
    <dc:date>2016-10-30T10:15:58.611113607</dc:date>
    <meta:editing-duration>PT11H26M1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41" meta:word-count="619" meta:character-count="3912" meta:non-whitespace-character-count="3269"/>
  </office:meta>
</office:document-meta>
</file>